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1" table:number-columns-repeated="4" table:default-cell-style-name="ce4"/>
        <table:table-column table:style-name="co1" table:default-cell-style-name="ce2"/>
        <table:table-column table:style-name="co1" table:number-columns-repeated="15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AH</text:p>
          </table:table-cell>
          <table:table-cell table:style-name="ce1" office:value-type="string" calcext:value-type="string">
            <text:p>Opp</text:p>
          </table:table-cell>
          <table:table-cell table:style-name="ce3" office:value-type="string" calcext:value-type="string">
            <text:p>WL</text:p>
          </table:table-cell>
          <table:table-cell table:style-name="ce1" office:value-type="string" calcext:value-type="string">
            <text:p>GS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D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PTS</text:p>
          </table:table-cell>
        </table:table-row>
        <table:table-row table:style-name="ro1">
          <table:table-cell office:value-type="string" calcext:value-type="string">
            <text:p>1991-11-0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 (+2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:0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991-11-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L (-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91-11-0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SW</text:p>
          </table:table-cell>
          <table:table-cell office:value-type="string" calcext:value-type="string">
            <text:p>L (-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:0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91-11-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W (+1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91-11-0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 (+1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: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991-11-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W (+3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:0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991-11-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(+1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:0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991-11-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W (+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:0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991-11-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991-11-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SW</text:p>
          </table:table-cell>
          <table:table-cell office:value-type="string" calcext:value-type="string">
            <text:p>W (+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:0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991-11-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 (+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:0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91-11-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 (+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91-11-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 (+3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:0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991-11-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W (+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:0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91-11-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W (+1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91-12-0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(+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991-12-0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W (+1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:0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991-12-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 (-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91-12-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991-12-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W (+1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991-12-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W (+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:0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91-12-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L</text:p>
          </table:table-cell>
          <table:table-cell office:value-type="string" calcext:value-type="string">
            <text:p>L (-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91-12-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W (+1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:0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991-12-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(+1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91-12-2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W (+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:0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991-12-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(+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91-12-2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W (+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:0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91-12-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92-01-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L (-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92-01-0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W (+4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:0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992-01-0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W (+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92-01-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(+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: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92-01-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W (+1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92-01-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(+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92-01-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 (+2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:0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992-01-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(+1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992-01-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W (+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92-01-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(+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:0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92-01-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O</text:p>
          </table:table-cell>
          <table:table-cell office:value-type="string" calcext:value-type="string">
            <text:p>W (+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92-01-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W (+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992-01-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(+2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:0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992-01-2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 (+1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992-01-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L (-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92-01-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L (-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992-01-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 (+1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992-02-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L</text:p>
          </table:table-cell>
          <table:table-cell office:value-type="string" calcext:value-type="string">
            <text:p>W (+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92-02-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L (-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:0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92-02-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W (+2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:0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92-02-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W (+2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:0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992-02-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W (+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92-02-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L (-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92-02-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W (+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992-02-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(+1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:0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92-02-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 (+1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:0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92-02-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 (-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992-02-2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W (+1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:0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992-02-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992-03-0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W (+2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:0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92-03-0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 (-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992-03-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 (+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92-03-0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(+4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:0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992-03-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 (+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92-03-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W (+3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:0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92-03-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W (+1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992-03-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(+1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92-03-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W (+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: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92-03-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W (+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992-03-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L (-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992-03-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 (+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992-03-2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(+2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92-03-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W (+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92-04-0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W (+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92-04-0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 (+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992-04-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 (-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992-04-0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1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92-04-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(+1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992-04-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(+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992-04-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(+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: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992-04-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(+2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:0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92-04-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(+1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>
        <table:named-range table:name="HTML_1" table:base-cell-address="$Arkusz1.$A$1" table:cell-range-address="$Arkusz1.$A$1:.$U$82"/>
        <table:named-range table:name="HTML_all" table:base-cell-address="$Arkusz1.$A$1" table:cell-range-address="$Arkusz1.$A$1:.$U$82"/>
        <table:named-range table:name="HTML_tables" table:base-cell-address="$Arkusz1.$A$1" table:cell-range-address="$Arkusz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.00.0000</text:date>, <text:time style:data-style-name="N2" text:time-value="09:22:40.551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7T09:22:43.001000000</dc:date>
    <meta:editing-duration>PT47S</meta:editing-duration>
    <meta:editing-cycles>2</meta:editing-cycles>
    <meta:generator>LibreOffice/7.6.2.1$Windows_X86_64 LibreOffice_project/56f7684011345957bbf33a7ee678afaf4d2ba333</meta:generator>
    <meta:document-statistic meta:table-count="1" meta:cell-count="1701" meta:object-count="0"/>
  </office:meta>
</office:document-meta>
</file>